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
      <text:p text:style-name="Standard">Done:</text:p>
      <text:p text:style-name="Standard">Layers -&gt; Agg_Layers</text:p>
      <text:p text:style-name="Standard">Agg_Layers -&gt; Agg_Layers</text:p>
      <text:p text:style-name="Standard">Objects -&gt; Agg_Objects</text:p>
      <text:p text:style-name="Standard">Agg_Objects -&gt; Agg_Objects</text:p>
      <text:p text:style-name="Standard">Agg_Objects -&gt; Agg_Modules</text:p>
      <text:p text:style-name="Standard">Cameras/Agg_Cameras<text:s/>-&gt; Agg_Cameras/<text:s/>Agg_Cameras_Attributes</text:p>
      <text:p text:style-name="Standard"/>
      <text:p text:style-name="Standard">Not yet:</text:p>
      <text:p text:style-name="Standard">Agg_Layers -&gt; Agg_Layers_Attributes</text:p>
      <text:p text:style-name="Standard">Agg_Layers -&gt; Agg_Objects</text:p>
      <text:p text:style-name="Standard">Agg_Modules -&gt; Agg_Modules</text:p>
      <text:p text:style-name="Standard">Agg_Modules -&gt; Agg_Attributes</text:p>
      <text:p text:style-name="Standard">Agg_Any_Attributes -&gt; Agg_Any_Attributes</text:p>
      <text:p text:style-name="Standard"/>
      <text:p text:style-name="Standard">-Aggregation: sum and intersection of aggregated entitie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p>
      <text:p text:style-name="Standard">-Operations on prepared variables (stack) and removing unnecessary bloat.<text:s/></text:p>
      <text:p text:style-name="Standard">-Directly in events provide uniqueness of modules in an object.</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soft-page-break/>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text:s/><text:soft-page-break/>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soft-page-break/>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soft-page-break/>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soft-page-break/>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01T18:07:00Z</dc:date>
    <meta:template xlink:href="Normal.dotm" xlink:type="simple"/>
    <meta:editing-cycles>458</meta:editing-cycles>
    <meta:editing-duration>PT319140S</meta:editing-duration>
    <meta:document-statistic meta:page-count="6" meta:paragraph-count="23" meta:word-count="1732" meta:character-count="11582" meta:row-count="82" meta:non-whitespace-character-count="9873"/>
  </office:meta>
</office:document-meta>
</file>